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What do you think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そ、そうじゃな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ndeed...</text:p>
          </table:table-cell>
          <table:table-cell table:number-columns-repeated="1020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style-name="ce0"/>
          <table:table-cell table:style-name="ce0"/>
          <table:table-cell table:style-name="ce0" office:value-type="string">
            <text:p>I do not see any points of... interest... I
suppose. *wiggle*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a shame, but it does not seem we will
be making any new discoveries in here.”</text:p>
          </table:table-cell>
          <table:table-cell table:number-columns-repeated="1020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V-Very well... onto the next room. Let
us proce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